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line-height="108%"/>
      <style:text-properties style:font-name="Times New Roman1" fo:font-size="14pt" fo:language="en" fo:country="US" style:font-size-asian="14pt" style:font-size-complex="14pt"/>
    </style:style>
    <style:style style:name="P2" style:family="paragraph" style:parent-style-name="Text_20_body"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line-height="108%"/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line-height="107%"/>
      <style:text-properties fo:font-size="14pt" style:font-size-asian="14pt" style:font-size-complex="14pt"/>
    </style:style>
    <style:style style:name="P6" style:family="paragraph" style:parent-style-name="Text_20_body">
      <style:paragraph-properties fo:line-height="108%"/>
      <style:text-properties style:font-name="DejaVu Sans Mono" fo:font-size="14pt" fo:language="en" fo:country="US" style:font-size-asian="14pt" style:font-size-complex="14pt"/>
    </style:style>
    <style:style style:name="P7" style:family="paragraph" style:parent-style-name="Heading_20_1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line-height="108%"/>
      <style:text-properties style:font-name="DejaVu Sans Mono" fo:font-size="14pt" fo:language="en" fo:country="US" style:font-size-asian="14pt" style:font-size-complex="14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language="en" fo:country="US"/>
    </style:style>
    <style:style style:name="T3" style:family="text">
      <style:text-properties style:font-name="DejaVu Sans Mono" fo:font-size="14pt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style:font-name="Times New Roman1" fo:language="en" fo:country="US"/>
    </style:style>
    <style:style style:name="T6" style:family="text">
      <style:text-properties style:font-name="Times New Roman1" fo:language="en" fo:country="US" fo:font-weight="normal" style:font-weight-asian="normal" style:font-weight-complex="normal"/>
    </style:style>
    <style:style style:name="T7" style:family="text">
      <style:text-properties style:font-name="Times New Roman1" fo:language="en" fo:country="US" fo:background-color="transparent"/>
    </style:style>
    <style:style style:name="T8" style:family="text">
      <style:text-properties style:font-name="Times New Roman1" fo:letter-spacing="0.035cm" fo:language="en" fo:country="US"/>
    </style:style>
    <style:style style:name="T9" style:family="text">
      <style:text-properties style:font-name="Times New Roman1" fo:font-size="14pt" fo:language="en" fo:country="US" style:font-size-asian="14pt" style:font-size-complex="14pt"/>
    </style:style>
    <style:style style:name="T10" style:family="text">
      <style:text-properties fo:background-color="transparen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Times New Roman" fo:letter-spacing="0.035cm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7" text:outline-level="1"><text:span text:style-name="T6">Command line options</text:span> </text:h>
          </table:table-cell>
        </table:table-row>
        <table:table-row table:style-name="Table1.2">
          <table:table-cell table:style-name="Table1.A2" office:value-type="string">
            <text:p text:style-name="Text_20_body">Command line start format:</text:p>
            <text:p text:style-name="P6">mmain.exe &lt;general program options&gt; "project 1 file name" &lt;project 1 start options&gt; ... "project 2 file name" &lt;project 2 file options&gt;</text:p>
            <text:p text:style-name="P8">or</text:p>
            <text:p text:style-name="P6">mstarter.exe &lt;general program options&gt; "project 1 file name" &lt;project 1 start options&gt; ... "project 2 file name" &lt;project 2 file options&gt;</text:p>
            <text:p text:style-name="P4"><text:span text:style-name="T1">mmain.exe</text:span> – <text:span text:style-name="T5">software system main</text:span><text:span text:style-name="T7"> process </text:span><text:span text:style-name="T5">name (graphic shell);</text:span></text:p>
            <text:p text:style-name="P4"><text:span text:style-name="T5">name of starter program </text:span><text:span text:style-name="T2">mstarter.exe</text:span><text:span text:style-name="T5"> can stay instead of </text:span><text:s/><text:span text:style-name="T1">mmain.exe</text:span> (<text:span text:style-name="T5">it will be terminated immediately after starting and transmit a command to</text:span> <text:span text:style-name="T1">mmain.</text:span><text:span text:style-name="T2">exe</text:span>).</text:p>
            <text:p text:style-name="P2">General program options of command line:</text:p>
            <text:p text:style-name="P4"><text:span text:style-name="T1">/exitonstop</text:span> – <text:span text:style-name="T5">automatic program exit on termination of counting</text:span> </text:p>
            <text:p text:style-name="Text_20_body"><text:span text:style-name="T3">/exitonclose</text:span><text:span text:style-name="T11"> – </text:span><text:span text:style-name="T4">automatic</text:span><text:span text:style-name="T9"> program exit on closing the last diagram window</text:span></text:p>
            <text:p text:style-name="Text_20_body"><text:span text:style-name="T1">/hidemenus</text:span> – <text:span text:style-name="T12">animation</text:span><text:span text:style-name="T8"> and diagram editor windows will be started without main menus</text:span><text:span text:style-name="T4"> </text:span></text:p>
            <text:p text:style-name="P4"><text:span text:style-name="T1">/nomainform</text:span> – <text:span text:style-name="T5">hide the main program window</text:span> </text:p>
            <text:p text:style-name="P4"><text:span text:style-name="T1">/minmainform</text:span> – <text:span text:style-name="T5">minimize the main application window</text:span> </text:p>
            <text:p text:style-name="P4"><text:span text:style-name="T1">/nohotkeys</text:span> – <text:span text:style-name="T5">lock up hot keys processing</text:span> </text:p>
            <text:p text:style-name="P2">Project file start options:</text:p>
            <text:p text:style-name="P4"><text:span text:style-name="T1">/nomenu</text:span> – <text:s/><text:span text:style-name="T5">project will be started without main window menu</text:span> </text:p>
            <text:p text:style-name="P4"><text:span text:style-name="T1">/nopanels</text:span> – <text:span text:style-name="T5">project will be started without main window menu and </text:span><text:span text:style-name="T7">toolbar</text:span><text:span text:style-name="T10"> </text:span></text:p>
            <text:p text:style-name="P4"><text:span text:style-name="T1">/noborder</text:span> – <text:span text:style-name="T5">project will be started without diagram window border</text:span> </text:p>
            <text:p text:style-name="P4"><text:span text:style-name="T1">/stoponclose</text:span> – <text:span text:style-name="T5">project will be automatically terminated on the program closing </text:span></text:p>
            <text:p text:style-name="P4"><text:span text:style-name="T1">/start</text:span> – <text:span text:style-name="T5">start the project (or package) on loading the file</text:span></text:p>
            <text:p text:style-name="P4"><text:span text:style-name="T1">/minimize</text:span> – <text:span text:style-name="T5">run the project with minimized diagram window</text:span> </text:p>
            <text:p text:style-name="P4"><text:span text:style-name="T1">/run</text:span> – <text:span text:style-name="T4">r</text:span><text:span text:style-name="T5">un the project (or package) for calculation on loading the file</text:span> </text:p>
            <text:p text:style-name="P4"><text:span text:style-name="T1">/left &lt;</text:span><text:span text:style-name="T2">integral number</text:span><text:span text:style-name="T1">&gt; </text:span>– <text:span text:style-name="T5">sets up the left coordinate of the project diagram window</text:span> </text:p>
            <text:p text:style-name="P4"><text:span text:style-name="T1">/top &lt;</text:span><text:span text:style-name="T2">integral number</text:span><text:span text:style-name="T1">&gt; </text:span>– <text:span text:style-name="T5">sets up the top coordinate of the project diagram window</text:span></text:p>
            <text:p text:style-name="P1"><text:span text:style-name="T1">/width &lt;integral number&gt;</text:span> – sets up the width of the project diagram window</text:p>
            <text:p text:style-name="P1"><text:span text:style-name="T1">/height &lt;integral number&gt;</text:span> – sets up the height of the project diagram window</text:p>
            <text:p text:style-name="P1"><text:span text:style-name="T1">/x &lt;real number&gt;</text:span> – sets up the coordinate of the diagram center in horizontal plane</text:p>
            <text:p text:style-name="P1"><text:span text:style-name="T1">/y &lt;real number&gt;</text:span> – sets up the coordinate of the diagram center in vertical plane</text:p>
            <text:p text:style-name="P1"><text:span text:style-name="T1">/scale &lt;real number</text:span>&gt; – sets up the scale factor for diagram window main page</text:p>
            <text:p text:style-name="P1"><text:span text:style-name="T1">/stayontop </text:span>– project always runs on top</text:p>
            <text:p text:style-name="P5"><text:span text:style-name="T2">/readonly</text:span><text:span text:style-name="T5"> – project cannot be saved while running</text:span> </text:p>
            <text:p text:style-name="P3">Examples:</text:p>
            <text:p text:style-name="P1">1. Running of a video frame without main window:</text:p>
            <text:p text:style-name="Our_20_code"><text:span text:style-name="T4">"c:\SimInTech\bin\mstarter.exe"</text:span> /nomainform "C:\<text:span text:style-name="T4">SimInTech</text:span>\Projects\PULTS\10CWA10_L.prt" /nomenu /hidemenus /noborder /top 0 /left 1600 /width 1600 /height 1200 /run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1" style:font-size-asian="12pt" style:font-name-complex="Times New Roman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4-02-13T14:30:51.86</dc:date>
    <meta:generator>OpenOffice_Beta/4.1.0$Win32 OpenOffice.org_project/410m14$Build-9760</meta:generator>
    <meta:editing-duration>PT7H32M12S</meta:editing-duration>
    <meta:editing-cycles>136</meta:editing-cycles>
    <meta:document-statistic meta:table-count="1" meta:image-count="0" meta:object-count="0" meta:page-count="2" meta:paragraph-count="34" meta:word-count="360" meta:character-count="2293"/>
    <meta:user-defined meta:name="Поле 1"/>
    <meta:user-defined meta:name="Поле 2"/>
    <meta:user-defined meta:name="Поле 3"/>
    <meta:user-defined meta:name="Поле 4"/>
  </office:meta>
</office:document-meta>
</file>